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25cm" svg:stroke-color="#000000" draw:marker-start="" draw:marker-start-width="0.337cm" draw:marker-end="Arrowheads_20_1" draw:marker-end-width="0.237cm" draw:fill="solid" draw:fill-color="#ffffff" draw:textarea-vertical-align="middle" fo:padding-top="0.137cm" fo:padding-bottom="0.137cm" fo:padding-left="0.262cm" fo:padding-right="0.262cm"/>
    </style:style>
    <style:style style:name="gr6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000000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000000" draw:marker-start-width="0.237cm" draw:marker-end-width="0.237cm" draw:fill="solid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eXGyreTermes" style:font-pitch="variable" fo:font-size="12pt" style:font-size-asian="12pt" style:font-size-complex="12pt"/>
    </style:style>
    <style:style style:name="P3" style:family="paragraph">
      <style:text-properties fo:font-family="TeXGyreTermes" style:font-pitch="variable"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font-family="TeXGyreTermes" style:font-pitch="variable" fo:font-size="12pt" style:font-size-asian="12pt" style:font-size-complex="12pt"/>
    </style:style>
    <style:style style:name="T1" style:family="text">
      <style:text-properties fo:font-family="TeXGyreTermes" style:font-pitch="variable" fo:font-size="12pt" style:font-size-asian="12pt" style:font-size-complex="12pt"/>
    </style:style>
    <style:style style:name="T2" style:family="text">
      <style:text-properties fo:font-family="TeXGyreTerme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hesis_25_20Full">
        <draw:path draw:style-name="gr1" draw:text-style-name="P2" draw:layer="layout" svg:width="0.634cm" svg:height="2.222cm" svg:x="8.836cm" svg:y="1.622cm" svg:viewBox="0 0 635 2223" svg:d="m0 2223v-1905 0-1c0-180 137-317 317-317s317 137 317 317v1h1v1905z">
          <text:p text:style-name="P1"><text:span text:style-name="T1">He</text:span></text:p>
        </draw:path>
        <draw:custom-shape draw:style-name="gr1" draw:text-style-name="P2" xml:id="id3" draw:id="id3" draw:layer="layout" svg:width="3.175cm" svg:height="0.635cm" svg:x="0.557cm" svg:y="0.476cm">
          <text:p text:style-name="P1"><text:span text:style-name="T1">Discharge Tub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27cm" svg:height="1.27cm" svg:x="5.796cm" svg:y="2.54cm">
          <text:p text:style-name="P1"><text:span text:style-name="T1">Pump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" draw:text-style-name="P1" draw:layer="layout" svg:width="0.317cm" svg:height="0.318cm" draw:transform="rotate (1.5707963267949) translate (4.76cm 0.952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317cm" svg:height="0.318cm" draw:transform="rotate (-1.5707963267949) translate (4.76cm 0.63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1" draw:layer="layout" svg:width="0.317cm" svg:height="0.317cm" svg:x="1.568cm" svg:y="1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4" draw:id="id4" draw:layer="layout" svg:x1="1.726cm" svg:y1="1.728cm" svg:x2="1.726cm" svg:y2="1.887cm">
          <text:p/>
        </draw:line>
        <draw:frame draw:style-name="gr4" draw:text-style-name="P3" draw:layer="layout" svg:width="1.696cm" svg:height="1.191cm" svg:x="1.691cm" svg:y="0.952cm">
          <draw:text-box>
            <text:p><text:span text:style-name="T2">Pressure</text:span></text:p>
            <text:p><text:span text:style-name="T2">Gauge</text:span></text:p>
          </draw:text-box>
        </draw:frame>
        <draw:g>
          <draw:custom-shape draw:style-name="gr2" draw:text-style-name="P1" draw:layer="layout" svg:width="0.318cm" svg:height="0.318cm" svg:x="8.995cm" svg:y="0.793cm">
            <text:p/>
  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318cm" svg:height="0.318cm" draw:transform="rotate (1.5707963267949) translate (8.836cm 0.952cm)">
            <text:p/>
  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1" draw:layer="layout" svg:x1="9.154cm" svg:y1="0.793cm" svg:x2="9.154cm" svg:y2="0.317cm">
            <text:p/>
          </draw:line>
          <draw:g>
            <draw:path draw:style-name="gr6" draw:text-style-name="P4" draw:layer="layout" svg:width="0.164cm" svg:height="0.037cm" draw:transform="rotate (-3.14159265358979) translate (9.316cm 0.657821596244131cm)" svg:viewBox="0 0 165 38" svg:d="m0 38c82-85 165 0 165 0">
              <text:p/>
            </draw:path>
            <draw:path draw:style-name="gr7" draw:text-style-name="P4" draw:layer="layout" svg:width="0.164cm" svg:height="0.037cm" svg:x="8.986cm" svg:y="0.582cm" svg:viewBox="0 0 165 38" svg:d="m165 38c-82-85-165 0-165 0">
              <text:p/>
            </draw:path>
          </draw:g>
        </draw:g>
        <draw:g xml:id="id2" draw:id="id2">
          <draw:custom-shape draw:style-name="gr2" draw:text-style-name="P1" draw:layer="layout" svg:width="0.317cm" svg:height="0.318cm" draw:transform="rotate (1.5707963267949) translate (6.065cm 0.952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317cm" svg:height="0.318cm" draw:transform="rotate (-1.5707963267949) translate (6.065cm 0.63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8" draw:text-style-name="P1" draw:layer="layout" svg:x1="5.078cm" svg:y1="0.792cm" svg:x2="5.747cm" svg:y2="0.792cm" draw:start-shape="id1" draw:start-glue-point="1" draw:end-shape="id2" draw:end-glue-point="3" svg:d="m5078 792h669" svg:viewBox="0 0 670 1">
          <text:p/>
        </draw:connector>
        <draw:connector draw:style-name="gr8" draw:text-style-name="P1" draw:layer="layout" svg:x1="3.732cm" svg:y1="0.793cm" svg:x2="4.442cm" svg:y2="0.792cm" draw:start-shape="id3" draw:start-glue-point="1" draw:end-shape="id1" draw:end-glue-point="3" svg:d="m3732 793h354v-1h356" svg:viewBox="0 0 711 2">
          <text:p/>
        </draw:connector>
        <draw:connector draw:style-name="gr8" draw:text-style-name="P1" draw:layer="layout" svg:x1="0.557cm" svg:y1="0.793cm" svg:x2="1.726cm" svg:y2="1.887cm" draw:start-shape="id3" draw:start-glue-point="3" draw:end-shape="id4" draw:end-glue-point="2" svg:d="m557 793h-514v1094h1683" svg:viewBox="0 0 1684 1095">
          <text:p/>
        </draw:connector>
        <draw:line draw:style-name="gr9" draw:text-style-name="P1" draw:layer="layout" svg:x1="8.84cm" svg:y1="0.793cm" svg:x2="8.106cm" svg:y2="0.793cm">
          <text:p/>
        </draw:line>
        <draw:g xml:id="id9" draw:id="id9">
          <draw:g>
            <draw:custom-shape draw:style-name="gr2" draw:text-style-name="P1" draw:layer="layout" svg:width="0.317cm" svg:height="0.318cm" draw:transform="rotate (-1.5707963267949) translate (2.815cm 3.01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317cm" svg:height="0.318cm" draw:transform="rotate (1.5707963267949) translate (2.815cm 3.328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polygon draw:style-name="gr10" draw:text-style-name="P1" xml:id="id5" draw:id="id5" draw:layer="layout" svg:width="1.761cm" svg:height="0cm" svg:x="2.156cm" svg:y="4.01cm" svg:viewBox="0 0 1762 0" draw:points="0,0 1762,0">
            <text:p/>
          </draw:polygon>
          <draw:polygon draw:style-name="gr10" draw:text-style-name="P1" xml:id="id6" draw:id="id6" draw:layer="layout" svg:width="1.761cm" svg:height="0cm" svg:x="2.156cm" svg:y="2.34cm" svg:viewBox="0 0 1762 0" draw:points="0,0 1762,0">
            <text:p/>
          </draw:polygon>
          <draw:polygon draw:style-name="gr10" draw:text-style-name="P1" xml:id="id7" draw:id="id7" draw:layer="layout" svg:width="0.317cm" svg:height="0cm" svg:x="4.536cm" svg:y="4.01cm" svg:viewBox="0 0 318 0" draw:points="0,0 318,0">
            <text:p/>
          </draw:polygon>
          <draw:polygon draw:style-name="gr10" draw:text-style-name="P1" xml:id="id8" draw:id="id8" draw:layer="layout" svg:width="0.317cm" svg:height="0cm" svg:x="4.536cm" svg:y="2.34cm" svg:viewBox="0 0 318 0" draw:points="0,0 318,0">
            <text:p/>
          </draw:polygon>
          <draw:line draw:style-name="gr3" draw:text-style-name="P1" draw:layer="layout" svg:x1="2.488cm" svg:y1="3.175cm" svg:x2="2.171cm" svg:y2="3.175cm">
            <text:p/>
          </draw:line>
          <draw:line draw:style-name="gr3" draw:text-style-name="P1" draw:layer="layout" svg:x1="3.125cm" svg:y1="3.175cm" svg:x2="4.921cm" svg:y2="3.175cm">
            <text:p/>
          </draw:line>
          <draw:g>
            <draw:g>
              <draw:custom-shape draw:style-name="gr2" draw:text-style-name="P1" draw:layer="layout" svg:width="0.317cm" svg:height="0.318cm" draw:transform="rotate (-1.5707963267949) translate (4.197cm 3.852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317cm" svg:height="0.318cm" draw:transform="rotate (1.5707963267949) translate (4.197cm 4.164cm)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11" draw:text-style-name="P1" draw:layer="layout" svg:width="0.159cm" svg:height="0.317cm" draw:transform="rotate (-3.14159265358979) translate (4.276cm 4.322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onnector draw:style-name="gr8" draw:text-style-name="P1" draw:layer="layout" svg:x1="2.156cm" svg:y1="4.01cm" svg:x2="2.156cm" svg:y2="2.34cm" draw:start-shape="id5" draw:start-glue-point="3" draw:end-shape="id6" draw:end-glue-point="3" svg:d="m2156 4010v-1670" svg:viewBox="0 0 1 1671">
            <text:p/>
          </draw:connector>
          <draw:connector draw:style-name="gr8" draw:text-style-name="P1" draw:layer="layout" svg:x1="4.854cm" svg:y1="4.01cm" svg:x2="4.854cm" svg:y2="2.34cm" draw:start-shape="id7" draw:start-glue-point="1" draw:end-shape="id8" draw:end-glue-point="1" svg:d="m4854 4010v-1670" svg:viewBox="0 0 1 1671">
            <text:p/>
          </draw:connector>
          <draw:frame draw:style-name="gr4" draw:text-style-name="P5" draw:layer="layout" svg:width="1.865cm" svg:height="0.819cm" svg:x="2.981cm" svg:y="2.584cm">
            <draw:text-box>
              <text:p><text:span text:style-name="T1">Primary</text:span></text:p>
            </draw:text-box>
          </draw:frame>
          <draw:g>
            <draw:g>
              <draw:custom-shape draw:style-name="gr2" draw:text-style-name="P1" draw:layer="layout" svg:width="0.317cm" svg:height="0.318cm" draw:transform="rotate (1.5707963267949) translate (4.215cm 2.498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317cm" svg:height="0.318cm" draw:transform="rotate (-1.5707963267949) translate (4.215cm 2.176cm)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11" draw:text-style-name="P1" draw:layer="layout" svg:width="0.159cm" svg:height="0.317cm" svg:x="4.136cm" svg:y="2.01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connector draw:style-name="gr8" draw:text-style-name="P1" draw:layer="layout" svg:x1="0.557cm" svg:y1="0.793cm" svg:x2="2.156cm" svg:y2="3.173cm" draw:start-shape="id3" draw:start-glue-point="3" draw:end-shape="id9" draw:end-glue-point="3" svg:d="m557 793h-514v2380h2113" svg:viewBox="0 0 2114 2381">
          <text:p/>
        </draw:connector>
        <draw:connector draw:style-name="gr8" draw:text-style-name="P1" draw:layer="layout" svg:x1="4.863cm" svg:y1="3.173cm" svg:x2="5.796cm" svg:y2="3.175cm" draw:start-shape="id9" draw:start-glue-point="1" draw:end-shape="id10" draw:end-glue-point="3" svg:d="m4863 3173h462v2h471" svg:viewBox="0 0 934 3">
          <text:p/>
        </draw:connector>
        <draw:line draw:style-name="gr3" draw:text-style-name="P1" draw:layer="layout" svg:x1="9.153cm" svg:y1="1.113cm" svg:x2="9.153cm" svg:y2="1.609cm">
          <text:p/>
        </draw:line>
        <draw:custom-shape draw:style-name="gr1" draw:text-style-name="P2" xml:id="id11" draw:id="id11" draw:layer="layout" svg:width="1.111cm" svg:height="0.635cm" svg:x="7.035cm" svg:y="0.476cm">
          <text:p text:style-name="P1"><text:span text:style-name="T1">MFC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.383cm" svg:y1="0.792cm" svg:x2="7.035cm" svg:y2="0.793cm" draw:start-shape="id2" draw:start-glue-point="1" draw:end-shape="id11" draw:end-glue-point="3" svg:d="m6383 792h326v1h326" svg:viewBox="0 0 653 2">
          <text:p/>
        </draw:connector>
        <draw:frame draw:style-name="gr12" draw:text-style-name="P5" draw:layer="layout" svg:width="3.685cm" svg:height="0.819cm" svg:x="3.536cm" svg:y="-0.23cm">
          <draw:text-box>
            <text:p><text:span text:style-name="T1">Upstream Shutoffs</text:span></text:p>
          </draw:text-box>
        </draw:frame>
        <draw:frame draw:style-name="gr4" draw:text-style-name="P5" draw:layer="layout" svg:width="1.725cm" svg:height="0.819cm" svg:x="4.153cm" svg:y="1.487cm">
          <draw:text-box>
            <text:p><text:span text:style-name="T1">Byp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9.525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Thesis_25_20Full" style:display-name="Thesis%20Full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2T16:49:07</meta:creation-date>
    <meta:editing-duration>PT18M15S</meta:editing-duration>
    <meta:editing-cycles>9</meta:editing-cycles>
    <meta:generator>LibreOffice/4.0.2.2$Linux_x86 LibreOffice_project/400m0$Build-2</meta:generator>
    <dc:title>Thesis Full</dc:title>
    <dc:date>2013-07-25T11:59:50</dc:date>
    <meta:document-statistic meta:object-count="53"/>
    <meta:template xlink:type="simple" xlink:actuate="onRequest" xlink:title="Thesis Full" xlink:href="../../../../../../.config/libreoffice/4/user/template/Thesis%20Full.otg" meta:date="2013-07-22T16:49:06"/>
  </office:meta>
</office:document-meta>
</file>